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19in"/>
    </style:style>
    <style:style style:name="co2" style:family="table-column">
      <style:table-column-properties fo:break-before="auto" style:column-width="0.7193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fo:border-left="0.74pt solid #000000" fo:border-right="0.74pt solid #000000" style:rotation-align="none" fo:border-top="0.74pt solid #000000"/>
    </style:style>
    <style:style style:name="ce9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d9d9d9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weight="bold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000000" style:font-name="Calibri" fo:font-weight="bold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1pt" style:text-underline-style="none" style:text-underline-color="font-color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<text:span text:style-name="T1">Please read each of the following items </text:span><text:span text:style-name="T2">carefully</text:span><text:span text:style-name="T3"> and then respond to each statement by</text:span></text:p>
          </table:table-cell>
          <table:table-cell table:style-name="ce3" table:number-columns-repeated="7"/>
          <table:table-cell table:number-columns-repeated="1016"/>
        </table:table-row>
        <table:table-row table:style-name="ro2">
          <table:table-cell table:style-name="ce1" office:value-type="string" calcext:value-type="string">
            <text:p>indicating how true it is for you. Use the following scale to respond:</text:p>
          </table:table-cell>
          <table:table-cell table:style-name="ce3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3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1 <text:s text:c="12"/>2 <text:s text:c="13"/>3 <text:s text:c="12"/>4 <text:s text:c="12"/>5 <text:s text:c="12"/>6 <text:s text:c="12"/>7</text:p>
          </table:table-cell>
          <table:table-cell table:style-name="ce3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Not at <text:s text:c="26"/>Somewhat <text:s text:c="26"/>Very</text:p>
          </table:table-cell>
          <table:table-cell table:style-name="ce3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all true <text:s text:c="32"/>true <text:s text:c="31"/>true</text:p>
          </table:table-cell>
          <table:table-cell table:style-name="ce3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After Pretest</text:p>
          </table:table-cell>
          <table:table-cell table:style-name="ce3"/>
          <table:table-cell table:style-name="ce6" office:value-type="string" calcext:value-type="string">
            <text:p>After Block 1</text:p>
          </table:table-cell>
          <table:table-cell table:style-name="ce3"/>
          <table:table-cell table:style-name="ce6" office:value-type="string" calcext:value-type="string">
            <text:p>After Block 6</text:p>
          </table:table-cell>
          <table:table-cell table:style-name="ce3"/>
          <table:table-cell table:style-name="ce6" office:value-type="string" calcext:value-type="string">
            <text:p>Before 24-Re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number-columns-repeated="1016"/>
        </table:table-row>
        <table:table-row table:style-name="ro2">
          <table:table-cell table:style-name="ce4" office:value-type="string" calcext:value-type="string">
            <text:p>1. I enjoyed doing this aiming task very much.</text:p>
          </table:table-cell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2. I think I am pretty good at this aiming task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3. I feel free to make choices and express my opinions in my practice session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4. I think I did pretty well at this aiming task compared to others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5. This aiming task was fun to do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6. After working at this aiming task for a while, I felt pretty competent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7. I thought this aiming task was a boring activity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8. I feel like my choices and opinions were taken into consideration in my practice session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9. I am satisfied with my performance on this aiming task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0. This aiming task did not hold my attention at all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1. I was pretty skilled at this aiming task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2. <text:s/>There is not much opportunity for me to exercise choices in my practice session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3. I would describe this aiming task as very interesting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4. The aiming task is an activity that I couldn't do very well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5. I thought this aiming task was quite enjoyable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6. I feel controlled and pressured in my practice session.</text:p>
          </table:table-cell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3">
          <table:table-cell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17. While I was doing this aiming task, I was thinking about how much I enjoyed it.</text:p>
          </table:table-cell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number-columns-repeated="1016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2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4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3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3P2" style:volatile="true" number:language="en" number:country="CA">
      <number:currency-symbol/>
      <number:fill-character> </number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2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2" style:volatile="true" number:language="en" number:country="CA">
      <number:text> </number:text>
      <number:fill-character> </number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number:min-decimal-places="0" number:min-integer-digits="1" number:grouping="true"/>
    </number:number-style>
    <number:number-style style:name="N1011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number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decimal-places="2" number:min-integer-digits="1" number:grouping="true"/>
    </number:number-style>
    <number:number-style style:name="N10120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number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1:58:34.986448053</meta:creation-date>
    <dc:date>2022-08-10T11:58:59.162281676</dc:date>
    <meta:editing-duration>PT24S</meta:editing-duration>
    <meta:editing-cycles>1</meta:editing-cycles>
    <meta:document-statistic meta:table-count="1" meta:cell-count="31" meta:object-count="0"/>
    <meta:generator>LibreOffice/7.3.5.2$Linux_X86_64 LibreOffice_project/30$Build-2</meta:generator>
  </office:meta>
</office:document-meta>
</file>